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4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font-name="Andale Mono"/>
    </style:style>
    <style:style style:name="ce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ndale Mono" fo:font-size="16pt" style:font-size-asian="16pt" style:font-size-complex="16pt"/>
    </style:style>
    <style:style style:name="ce18" style:family="table-cell" style:parent-style-name="Default" style:data-style-name="N112">
      <style:text-properties style:font-name="Andale Mono"/>
    </style:style>
    <style:style style:name="ce12" style:family="table-cell" style:parent-style-name="Default" style:data-style-name="N11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2"/>
    <style:style style:name="ce22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/>
    <style:style style:name="ce25" style:family="table-cell" style:parent-style-name="Default" style:data-style-name="N120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ce4"/>
        <table:table-column table:style-name="co1" table:number-columns-repeated="4" table:default-cell-style-name="ce15"/>
        <table:table-column table:style-name="co2" table:number-columns-repeated="16363" table:default-cell-style-name="Default"/>
        <table:table-row table:style-name="ro1">
          <table:table-cell table:style-name="ce6" office:value-type="string" calcext:value-type="string">
            <text:p>Jahr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S0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p0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sg0</text:p>
          </table:table-cell>
          <table:table-cell table:style-name="ce20" office:value-type="string" calcext:value-type="string">
            <text:p>sg1</text:p>
          </table:table-cell>
          <table:table-cell table:style-name="ce20" office:value-type="string" calcext:value-type="string">
            <text:p>sg2</text:p>
          </table:table-cell>
          <table:table-cell table:style-name="ce20" office:value-type="string" calcext:value-type="string">
            <text:p>sg3</text:p>
          </table:table-cell>
          <table:table-cell table:style-name="ce20" office:value-type="string" calcext:value-type="string">
            <text:p>sg4 </text:p>
          </table:table-cell>
          <table:table-cell table:style-name="ce10" table:number-columns-repeated="16363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7664" calcext:value-type="float">
            <text:p>7.664,00</text:p>
          </table:table-cell>
          <table:table-cell table:style-name="ce7" office:value-type="float" office:value="12739" calcext:value-type="float">
            <text:p>12.739,00</text:p>
          </table:table-cell>
          <table:table-cell table:style-name="ce7" office:value-type="float" office:value="52151" calcext:value-type="float">
            <text:p>52.151,00</text:p>
          </table:table-cell>
          <table:table-cell table:style-name="ce7" office:value-type="float" office:value="250000" calcext:value-type="float">
            <text:p>250.00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2]-[.C2])*([.R2]+[.S2])/2;0)" office:value-type="float" office:value="989" calcext:value-type="float">
            <text:p>989,00</text:p>
          </table:table-cell>
          <table:table-cell table:style-name="ce7" table:formula="of:=ROUND(([.E2]-[.D2])*([.S2]+[.T2])/2+[.I2];0)" office:value-type="float" office:value="13989" calcext:value-type="float">
            <text:p>13.989,00</text:p>
          </table:table-cell>
          <table:table-cell table:style-name="ce7" table:formula="of:=ROUND(([.F2]-[.E2])*[.T2]+[.J2];0)" office:value-type="float" office:value="97086" calcext:value-type="float">
            <text:p>97.086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2]-[.R2])/([.D2]-[.C2])/2" office:value-type="float" office:value="0.00000883743842364532" calcext:value-type="float">
            <text:p>0,0000088374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5" calcext:value-type="float">
            <text:p>0,15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7664" calcext:value-type="float">
            <text:p>7.664,00</text:p>
          </table:table-cell>
          <table:table-cell table:style-name="ce7" office:value-type="float" office:value="12739" calcext:value-type="float">
            <text:p>12.739,00</text:p>
          </table:table-cell>
          <table:table-cell table:style-name="ce7" office:value-type="float" office:value="52151" calcext:value-type="float">
            <text:p>52.151,00</text:p>
          </table:table-cell>
          <table:table-cell table:style-name="ce7" office:value-type="float" office:value="250000" calcext:value-type="float">
            <text:p>250.00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3]-[.C3])*([.R3]+[.S3])/2;0)" office:value-type="float" office:value="989" calcext:value-type="float">
            <text:p>989,00</text:p>
          </table:table-cell>
          <table:table-cell table:style-name="ce7" table:formula="of:=ROUND(([.E3]-[.D3])*([.S3]+[.T3])/2+[.I3];0)" office:value-type="float" office:value="13989" calcext:value-type="float">
            <text:p>13.989,00</text:p>
          </table:table-cell>
          <table:table-cell table:style-name="ce7" table:formula="of:=ROUND(([.F3]-[.E3])*[.T3]+[.J3];0)" office:value-type="float" office:value="97086" calcext:value-type="float">
            <text:p>97.086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3]-[.R3])/([.D3]-[.C3])/2" office:value-type="float" office:value="0.00000883743842364532" calcext:value-type="float">
            <text:p>0,0000088374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5" calcext:value-type="float">
            <text:p>0,15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09" calcext:value-type="float">
            <text:p>2009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7834" calcext:value-type="float">
            <text:p>7.834,00</text:p>
          </table:table-cell>
          <table:table-cell table:style-name="ce7" office:value-type="float" office:value="13139" calcext:value-type="float">
            <text:p>13.139,00</text:p>
          </table:table-cell>
          <table:table-cell table:style-name="ce7" office:value-type="float" office:value="52551" calcext:value-type="float">
            <text:p>52.551,00</text:p>
          </table:table-cell>
          <table:table-cell table:style-name="ce7" office:value-type="float" office:value="250400" calcext:value-type="float">
            <text:p>250.40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4]-[.C4])*([.R4]+[.S4])/2;0)" office:value-type="float" office:value="1007" calcext:value-type="float">
            <text:p>1.007,00</text:p>
          </table:table-cell>
          <table:table-cell table:style-name="ce7" table:formula="of:=ROUND(([.E4]-[.D4])*([.S4]+[.T4])/2+[.I4];0)" office:value-type="float" office:value="14007" calcext:value-type="float">
            <text:p>14.007,00</text:p>
          </table:table-cell>
          <table:table-cell table:style-name="ce7" table:formula="of:=ROUND(([.F4]-[.E4])*[.T4]+[.J4];0)" office:value-type="float" office:value="97104" calcext:value-type="float">
            <text:p>97.104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4]-[.R4])/([.D4]-[.C4])/2" office:value-type="float" office:value="0.00000939679547596607" calcext:value-type="float">
            <text:p>0,0000093968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8004" calcext:value-type="float">
            <text:p>8.004,00</text:p>
          </table:table-cell>
          <table:table-cell table:style-name="ce7" office:value-type="float" office:value="13469" calcext:value-type="float">
            <text:p>13.469,00</text:p>
          </table:table-cell>
          <table:table-cell table:style-name="ce7" office:value-type="float" office:value="52881" calcext:value-type="float">
            <text:p>52.881,00</text:p>
          </table:table-cell>
          <table:table-cell table:style-name="ce7" office:value-type="float" office:value="250730" calcext:value-type="float">
            <text:p>250.73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5]-[.C5])*([.R5]+[.S5])/2;0)" office:value-type="float" office:value="1038" calcext:value-type="float">
            <text:p>1.038,00</text:p>
          </table:table-cell>
          <table:table-cell table:style-name="ce7" table:formula="of:=ROUND(([.E5]-[.D5])*([.S5]+[.T5])/2+[.I5];0)" office:value-type="float" office:value="14038" calcext:value-type="float">
            <text:p>14.038,00</text:p>
          </table:table-cell>
          <table:table-cell table:style-name="ce7" table:formula="of:=ROUND(([.F5]-[.E5])*[.T5]+[.J5];0)" office:value-type="float" office:value="97135" calcext:value-type="float">
            <text:p>97.135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5]-[.R5])/([.D5]-[.C5])/2" office:value-type="float" office:value="0.00000912168344007319" calcext:value-type="float">
            <text:p>0,0000091217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8004" calcext:value-type="float">
            <text:p>8.004,00</text:p>
          </table:table-cell>
          <table:table-cell table:style-name="ce7" office:value-type="float" office:value="13469" calcext:value-type="float">
            <text:p>13.469,00</text:p>
          </table:table-cell>
          <table:table-cell table:style-name="ce7" office:value-type="float" office:value="52881" calcext:value-type="float">
            <text:p>52.881,00</text:p>
          </table:table-cell>
          <table:table-cell table:style-name="ce7" office:value-type="float" office:value="250730" calcext:value-type="float">
            <text:p>250.73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6]-[.C6])*([.R6]+[.S6])/2;0)" office:value-type="float" office:value="1038" calcext:value-type="float">
            <text:p>1.038,00</text:p>
          </table:table-cell>
          <table:table-cell table:style-name="ce7" table:formula="of:=ROUND(([.E6]-[.D6])*([.S6]+[.T6])/2+[.I6];0)" office:value-type="float" office:value="14038" calcext:value-type="float">
            <text:p>14.038,00</text:p>
          </table:table-cell>
          <table:table-cell table:style-name="ce7" table:formula="of:=ROUND(([.F6]-[.E6])*[.T6]+[.J6];0)" office:value-type="float" office:value="97135" calcext:value-type="float">
            <text:p>97.135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6]-[.R6])/([.D6]-[.C6])/2" office:value-type="float" office:value="0.00000912168344007319" calcext:value-type="float">
            <text:p>0,0000091217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8004" calcext:value-type="float">
            <text:p>8.004,00</text:p>
          </table:table-cell>
          <table:table-cell table:style-name="ce7" office:value-type="float" office:value="13469" calcext:value-type="float">
            <text:p>13.469,00</text:p>
          </table:table-cell>
          <table:table-cell table:style-name="ce7" office:value-type="float" office:value="52881" calcext:value-type="float">
            <text:p>52.881,00</text:p>
          </table:table-cell>
          <table:table-cell table:style-name="ce7" office:value-type="float" office:value="250730" calcext:value-type="float">
            <text:p>250.73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7]-[.C7])*([.R7]+[.S7])/2;0)" office:value-type="float" office:value="1038" calcext:value-type="float">
            <text:p>1.038,00</text:p>
          </table:table-cell>
          <table:table-cell table:style-name="ce7" table:formula="of:=ROUND(([.E7]-[.D7])*([.S7]+[.T7])/2+[.I7];0)" office:value-type="float" office:value="14038" calcext:value-type="float">
            <text:p>14.038,00</text:p>
          </table:table-cell>
          <table:table-cell table:style-name="ce7" table:formula="of:=ROUND(([.F7]-[.E7])*[.T7]+[.J7];0)" office:value-type="float" office:value="97135" calcext:value-type="float">
            <text:p>97.135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7]-[.R7])/([.D7]-[.C7])/2" office:value-type="float" office:value="0.00000912168344007319" calcext:value-type="float">
            <text:p>0,0000091217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8130" calcext:value-type="float">
            <text:p>8.130,00</text:p>
          </table:table-cell>
          <table:table-cell table:style-name="ce7" office:value-type="float" office:value="13469" calcext:value-type="float">
            <text:p>13.469,00</text:p>
          </table:table-cell>
          <table:table-cell table:style-name="ce7" office:value-type="float" office:value="52881" calcext:value-type="float">
            <text:p>52.881,00</text:p>
          </table:table-cell>
          <table:table-cell table:style-name="ce7" office:value-type="float" office:value="250730" calcext:value-type="float">
            <text:p>250.73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8]-[.C8])*([.R8]+[.S8])/2;0)" office:value-type="float" office:value="1014" calcext:value-type="float">
            <text:p>1.014,00</text:p>
          </table:table-cell>
          <table:table-cell table:style-name="ce7" table:formula="of:=ROUND(([.E8]-[.D8])*([.S8]+[.T8])/2+[.I8];0)" office:value-type="float" office:value="14014" calcext:value-type="float">
            <text:p>14.014,00</text:p>
          </table:table-cell>
          <table:table-cell table:style-name="ce7" table:formula="of:=ROUND(([.F8]-[.E8])*[.T8]+[.J8];0)" office:value-type="float" office:value="97111" calcext:value-type="float">
            <text:p>97.111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8]-[.R8])/([.D8]-[.C8])/2" office:value-type="float" office:value="0.00000933695448585877" calcext:value-type="float">
            <text:p>0,0000093370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8354" calcext:value-type="float">
            <text:p>8.354,00</text:p>
          </table:table-cell>
          <table:table-cell table:style-name="ce7" office:value-type="float" office:value="13469" calcext:value-type="float">
            <text:p>13.469,00</text:p>
          </table:table-cell>
          <table:table-cell table:style-name="ce7" office:value-type="float" office:value="52881" calcext:value-type="float">
            <text:p>52.881,00</text:p>
          </table:table-cell>
          <table:table-cell table:style-name="ce7" office:value-type="float" office:value="250730" calcext:value-type="float">
            <text:p>250.73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9]-[.C9])*([.R9]+[.S9])/2;0)" office:value-type="float" office:value="971" calcext:value-type="float">
            <text:p>971,00</text:p>
          </table:table-cell>
          <table:table-cell table:style-name="ce7" table:formula="of:=ROUND(([.E9]-[.D9])*([.S9]+[.T9])/2+[.I9];0)" office:value-type="float" office:value="13971" calcext:value-type="float">
            <text:p>13.971,00</text:p>
          </table:table-cell>
          <table:table-cell table:style-name="ce7" table:formula="of:=ROUND(([.F9]-[.E9])*[.T9]+[.J9];0)" office:value-type="float" office:value="97068" calcext:value-type="float">
            <text:p>97.068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9]-[.R9])/([.D9]-[.C9])/2" office:value-type="float" office:value="0.00000974584555229716" calcext:value-type="float">
            <text:p>0,0000097458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8472" calcext:value-type="float">
            <text:p>8.472,00</text:p>
          </table:table-cell>
          <table:table-cell table:style-name="ce7" office:value-type="float" office:value="13469" calcext:value-type="float">
            <text:p>13.469,00</text:p>
          </table:table-cell>
          <table:table-cell table:style-name="ce7" office:value-type="float" office:value="52881" calcext:value-type="float">
            <text:p>52.881,00</text:p>
          </table:table-cell>
          <table:table-cell table:style-name="ce7" office:value-type="float" office:value="250730" calcext:value-type="float">
            <text:p>250.73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0]-[.C10])*([.R10]+[.S10])/2;2)" office:value-type="float" office:value="948.68" calcext:value-type="float">
            <text:p>948,68</text:p>
          </table:table-cell>
          <table:table-cell table:style-name="ce7" table:formula="of:=ROUND(([.E10]-[.D10])*([.S10]+[.T10])/2+[.I10];0)" office:value-type="float" office:value="13949" calcext:value-type="float">
            <text:p>13.949,00</text:p>
          </table:table-cell>
          <table:table-cell table:style-name="ce7" table:formula="of:=ROUND(([.F10]-[.E10])*[.T10]+[.J10];0)" office:value-type="float" office:value="97046" calcext:value-type="float">
            <text:p>97.046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0]-[.R10])/([.D10]-[.C10])/2" office:value-type="float" office:value="0.00000997598559135481" calcext:value-type="float">
            <text:p>0,0000099760</text:p>
          </table:table-cell>
          <table:table-cell table:style-name="ce22" office:value-type="float" office:value="0.0000022874" calcext:value-type="float">
            <text:p>0,0000022874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8652" calcext:value-type="float">
            <text:p>8.652,00</text:p>
          </table:table-cell>
          <table:table-cell table:style-name="ce7" office:value-type="float" office:value="13669" calcext:value-type="float">
            <text:p>13.669,00</text:p>
          </table:table-cell>
          <table:table-cell table:style-name="ce7" office:value-type="float" office:value="53665" calcext:value-type="float">
            <text:p>53.665,00</text:p>
          </table:table-cell>
          <table:table-cell table:style-name="ce7" office:value-type="float" office:value="254447" calcext:value-type="float">
            <text:p>254.447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1]-[.C11])*([.R11]+[.S11])/2;2)" office:value-type="float" office:value="952.48" calcext:value-type="float">
            <text:p>952,48</text:p>
          </table:table-cell>
          <table:table-cell table:style-name="ce7" table:formula="of:=ROUND(([.E11]-[.D11])*([.S11]+[.T11])/2+[.I11];2)" office:value-type="float" office:value="14145.16" calcext:value-type="float">
            <text:p>14.145,16</text:p>
          </table:table-cell>
          <table:table-cell table:style-name="ce7" table:formula="of:=ROUND(([.F11]-[.E11])*[.T11]+[.J11];0)" office:value-type="float" office:value="98474" calcext:value-type="float">
            <text:p>98.474,0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1]-[.R11])/([.D11]-[.C11])/2" office:value-type="float" office:value="0.00000993621686266693" calcext:value-type="float">
            <text:p>0,0000099362</text:p>
          </table:table-cell>
          <table:table-cell table:style-name="ce22" office:value-type="float" office:value="0.000002254" calcext:value-type="float">
            <text:p>0,0000022540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8820" calcext:value-type="float">
            <text:p>8.820,00</text:p>
          </table:table-cell>
          <table:table-cell table:style-name="ce7" office:value-type="float" office:value="13769" calcext:value-type="float">
            <text:p>13.769,00</text:p>
          </table:table-cell>
          <table:table-cell table:style-name="ce7" office:value-type="float" office:value="54057" calcext:value-type="float">
            <text:p>54.057,00</text:p>
          </table:table-cell>
          <table:table-cell table:style-name="ce7" office:value-type="float" office:value="256303" calcext:value-type="float">
            <text:p>256.303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2]-[.C12])*([.R12]+[.S12])/2;2)" office:value-type="float" office:value="939.57" calcext:value-type="float">
            <text:p>939,57</text:p>
          </table:table-cell>
          <table:table-cell table:style-name="ce7" table:formula="of:=ROUND(([.E12]-[.D12])*([.S12]+[.T12])/2+[.I12];2)" office:value-type="float" office:value="14228.57" calcext:value-type="float">
            <text:p>14.228,57</text:p>
          </table:table-cell>
          <table:table-cell table:style-name="ce7" table:formula="of:=ROUND(([.F12]-[.E12])*[.T12]+[.J12];2)" office:value-type="float" office:value="99171.89" calcext:value-type="float">
            <text:p>99.171,89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2]-[.R12])/([.D12]-[.C12])/2" office:value-type="float" office:value="0.0000100727419680744" calcext:value-type="float">
            <text:p>0,0000100727</text:p>
          </table:table-cell>
          <table:table-cell table:style-name="ce22" office:value-type="float" office:value="0.0000022376" calcext:value-type="float">
            <text:p>0,0000022376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9000" calcext:value-type="float">
            <text:p>9.000,00</text:p>
          </table:table-cell>
          <table:table-cell table:style-name="ce7" office:value-type="float" office:value="13996" calcext:value-type="float">
            <text:p>13.996,00</text:p>
          </table:table-cell>
          <table:table-cell table:style-name="ce7" office:value-type="float" office:value="54949" calcext:value-type="float">
            <text:p>54.949,00</text:p>
          </table:table-cell>
          <table:table-cell table:style-name="ce7" office:value-type="float" office:value="260532" calcext:value-type="float">
            <text:p>260.532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3]-[.C13])*([.R13]+[.S13])/2;2)" office:value-type="float" office:value="948.49" calcext:value-type="float">
            <text:p>948,49</text:p>
          </table:table-cell>
          <table:table-cell table:style-name="ce7" table:formula="of:=ROUND(([.E13]-[.D13])*([.S13]+[.T13])/2+[.I13];2)" office:value-type="float" office:value="14456.84" calcext:value-type="float">
            <text:p>14.456,84</text:p>
          </table:table-cell>
          <table:table-cell table:style-name="ce7" table:formula="of:=ROUND(([.F13]-[.E13])*[.T13]+[.J13];2)" office:value-type="float" office:value="100801.7" calcext:value-type="float">
            <text:p>100.801,7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3]-[.R13])/([.D13]-[.C13])/2" office:value-type="float" office:value="0.00000997798238590873" calcext:value-type="float">
            <text:p>0,0000099780</text:p>
          </table:table-cell>
          <table:table-cell table:style-name="ce22" office:value-type="float" office:value="0.0000022013" calcext:value-type="float">
            <text:p>0,0000022013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9168" calcext:value-type="float">
            <text:p>9.168,00</text:p>
          </table:table-cell>
          <table:table-cell table:style-name="ce7" office:value-type="float" office:value="14254" calcext:value-type="float">
            <text:p>14.254,00</text:p>
          </table:table-cell>
          <table:table-cell table:style-name="ce7" office:value-type="float" office:value="55960" calcext:value-type="float">
            <text:p>55.960,00</text:p>
          </table:table-cell>
          <table:table-cell table:style-name="ce7" office:value-type="float" office:value="265326" calcext:value-type="float">
            <text:p>265.326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4]-[.C14])*([.R14]+[.S14])/2;2)" office:value-type="float" office:value="965.58" calcext:value-type="float">
            <text:p>965,58</text:p>
          </table:table-cell>
          <table:table-cell table:style-name="ce7" table:formula="of:=ROUND(([.E14]-[.D14])*([.S14]+[.T14])/2+[.I14];2)" office:value-type="float" office:value="14722.3" calcext:value-type="float">
            <text:p>14.722,30</text:p>
          </table:table-cell>
          <table:table-cell table:style-name="ce7" table:formula="of:=ROUND(([.F14]-[.E14])*[.T14]+[.J14];2)" office:value-type="float" office:value="102656.02" calcext:value-type="float">
            <text:p>102.656,02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4]-[.R14])/([.D14]-[.C14])/2" office:value-type="float" office:value="0.00000980141565080613" calcext:value-type="float">
            <text:p>0,0000098014</text:p>
          </table:table-cell>
          <table:table-cell table:style-name="ce22" office:value-type="float" office:value="0.0000021616" calcext:value-type="float">
            <text:p>0,0000021616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9408" calcext:value-type="float">
            <text:p>9.408,00</text:p>
          </table:table-cell>
          <table:table-cell table:style-name="ce7" office:value-type="float" office:value="14532" calcext:value-type="float">
            <text:p>14.532,00</text:p>
          </table:table-cell>
          <table:table-cell table:style-name="ce7" office:value-type="float" office:value="57051" calcext:value-type="float">
            <text:p>57.051,00</text:p>
          </table:table-cell>
          <table:table-cell table:style-name="ce7" office:value-type="float" office:value="270500" calcext:value-type="float">
            <text:p>270.50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5]-[.C15])*([.R15]+[.S15])/2;2)" office:value-type="float" office:value="972.79" calcext:value-type="float">
            <text:p>972,79</text:p>
          </table:table-cell>
          <table:table-cell table:style-name="ce7" table:formula="of:=ROUND(([.E15]-[.D15])*([.S15]+[.T15])/2+[.I15];2)" office:value-type="float" office:value="14997.68" calcext:value-type="float">
            <text:p>14.997,68</text:p>
          </table:table-cell>
          <table:table-cell table:style-name="ce7" table:formula="of:=ROUND(([.F15]-[.E15])*[.T15]+[.J15];2)" office:value-type="float" office:value="104646.26" calcext:value-type="float">
            <text:p>104.646,26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5]-[.R15])/([.D15]-[.C15])/2" office:value-type="float" office:value="0.00000972872755659641" calcext:value-type="float">
            <text:p>0,0000097287</text:p>
          </table:table-cell>
          <table:table-cell table:style-name="ce22" office:value-type="float" office:value="0.0000021202" calcext:value-type="float">
            <text:p>0,0000021202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9744" calcext:value-type="float">
            <text:p>9.744,00</text:p>
          </table:table-cell>
          <table:table-cell table:style-name="ce7" office:value-type="float" office:value="14753" calcext:value-type="float">
            <text:p>14.753,00</text:p>
          </table:table-cell>
          <table:table-cell table:style-name="ce7" office:value-type="float" office:value="57918" calcext:value-type="float">
            <text:p>57.918,00</text:p>
          </table:table-cell>
          <table:table-cell table:style-name="ce7" office:value-type="float" office:value="274612" calcext:value-type="float">
            <text:p>274.612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6]-[.C16])*([.R16]+[.S16])/2;2)" office:value-type="float" office:value="950.96" calcext:value-type="float">
            <text:p>950,96</text:p>
          </table:table-cell>
          <table:table-cell table:style-name="ce7" table:formula="of:=ROUND(([.E16]-[.D16])*([.S16]+[.T16])/2+[.I16];2)" office:value-type="float" office:value="15188.94" calcext:value-type="float">
            <text:p>15.188,94</text:p>
          </table:table-cell>
          <table:table-cell table:style-name="ce7" table:formula="of:=ROUND(([.F16]-[.E16])*[.T16]+[.J16];2)" office:value-type="float" office:value="106200.42" calcext:value-type="float">
            <text:p>106.200,42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6]-[.R16])/([.D16]-[.C16])/2" office:value-type="float" office:value="0.00000995208624475943" calcext:value-type="float">
            <text:p>0,0000099521</text:p>
          </table:table-cell>
          <table:table-cell table:style-name="ce22" office:value-type="float" office:value="0.0000020885" calcext:value-type="float">
            <text:p>0,0000020885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10347" calcext:value-type="float">
            <text:p>10.347,00</text:p>
          </table:table-cell>
          <table:table-cell table:style-name="ce7" office:value-type="float" office:value="14926" calcext:value-type="float">
            <text:p>14.926,00</text:p>
          </table:table-cell>
          <table:table-cell table:style-name="ce7" office:value-type="float" office:value="58596" calcext:value-type="float">
            <text:p>58.596,00</text:p>
          </table:table-cell>
          <table:table-cell table:style-name="ce7" office:value-type="float" office:value="277825" calcext:value-type="float">
            <text:p>277.825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7]-[.C17])*([.R17]+[.S17])/2;2)" office:value-type="float" office:value="869.32" calcext:value-type="float">
            <text:p>869,32</text:p>
          </table:table-cell>
          <table:table-cell table:style-name="ce7" table:formula="of:=ROUND(([.E17]-[.D17])*([.S17]+[.T17])/2+[.I17];2)" office:value-type="float" office:value="15273.87" calcext:value-type="float">
            <text:p>15.273,87</text:p>
          </table:table-cell>
          <table:table-cell table:style-name="ce7" table:formula="of:=ROUND(([.F17]-[.E17])*[.T17]+[.J17];2)" office:value-type="float" office:value="107350.05" calcext:value-type="float">
            <text:p>107.350,05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7]-[.R17])/([.D17]-[.C17])/2" office:value-type="float" office:value="0.0000108866564752129" calcext:value-type="float">
            <text:p>0,0000108867</text:p>
          </table:table-cell>
          <table:table-cell table:style-name="ce22" office:value-type="float" office:value="0.0000020643" calcext:value-type="float">
            <text:p>0,0000020643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23" calcext:value-type="float">
            <text:p>2023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24000" calcext:value-type="float">
            <text:p>24.000,00</text:p>
          </table:table-cell>
          <table:table-cell table:style-name="ce7" table:formula="of:=[.D17]*[.$C18]/[.$C17]" office:value-type="float" office:value="34621.0495795883" calcext:value-type="float">
            <text:p>34.621,05</text:p>
          </table:table-cell>
          <table:table-cell table:style-name="ce7" table:formula="of:=[.E17]*[.$C18]/[.$C17]" office:value-type="float" office:value="135914.178022615" calcext:value-type="float">
            <text:p>135.914,18</text:p>
          </table:table-cell>
          <table:table-cell table:style-name="ce7" office:value-type="float" office:value="277825" calcext:value-type="float">
            <text:p>277.825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8]-[.C18])*([.R18]+[.S18])/2;2)" office:value-type="float" office:value="2016.41" calcext:value-type="float">
            <text:p>2.016,41</text:p>
          </table:table-cell>
          <table:table-cell table:style-name="ce7" table:formula="of:=ROUND(([.E18]-[.D18])*([.S18]+[.T18])/2+[.I18];2)" office:value-type="float" office:value="35427.95" calcext:value-type="float">
            <text:p>35.427,95</text:p>
          </table:table-cell>
          <table:table-cell table:style-name="ce7" table:formula="of:=ROUND(([.F18]-[.E18])*[.T18]+[.J18];2)" office:value-type="float" office:value="95030.5" calcext:value-type="float">
            <text:p>95.030,50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8]-[.R18])/([.D18]-[.C18])/2" office:value-type="float" office:value="0.00000469350977287617" calcext:value-type="float">
            <text:p>0,0000046935</text:p>
          </table:table-cell>
          <table:table-cell table:style-name="ce18" table:formula="of:=([.T18]-[.S18])/([.E18]-[.D18])/2" office:value-type="float" office:value="0.0000008899912697504" calcext:value-type="float">
            <text:p>0,0000008900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" office:value-type="float" office:value="2024" calcext:value-type="float">
            <text:p>2024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10932" calcext:value-type="float">
            <text:p>10.932,00</text:p>
          </table:table-cell>
          <table:table-cell table:style-name="ce7" office:value-type="float" office:value="16179" calcext:value-type="float">
            <text:p>16.179,00</text:p>
          </table:table-cell>
          <table:table-cell table:style-name="ce7" office:value-type="float" office:value="63514" calcext:value-type="float">
            <text:p>63.514,00</text:p>
          </table:table-cell>
          <table:table-cell table:style-name="ce7" office:value-type="float" office:value="277825" calcext:value-type="float">
            <text:p>277.825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table:formula="of:=ROUND(([.D19]-[.C19])*([.R19]+[.S19])/2;2)" office:value-type="float" office:value="996.14" calcext:value-type="float">
            <text:p>996,14</text:p>
          </table:table-cell>
          <table:table-cell table:style-name="ce7" table:formula="of:=ROUND(([.E19]-[.D19])*([.S19]+[.T19])/2+[.I19];2)" office:value-type="float" office:value="16609.59" calcext:value-type="float">
            <text:p>16.609,59</text:p>
          </table:table-cell>
          <table:table-cell table:style-name="ce7" table:formula="of:=ROUND(([.F19]-[.E19])*[.T19]+[.J19];2)" office:value-type="float" office:value="106620.21" calcext:value-type="float">
            <text:p>106.620,21</text:p>
          </table:table-cell>
          <table:table-cell table:style-name="ce18" office:value-type="float" office:value="0" calcext:value-type="float">
            <text:p>0,0000000000</text:p>
          </table:table-cell>
          <table:table-cell table:style-name="ce18" table:formula="of:=([.S19]-[.R19])/([.D19]-[.C19])/2" office:value-type="float" office:value="0.00000950066704783686" calcext:value-type="float">
            <text:p>0,0000095007</text:p>
          </table:table-cell>
          <table:table-cell table:style-name="ce18" table:formula="of:=([.T19]-[.S19])/([.E19]-[.D19])/2" office:value-type="float" office:value="0.00000190451040456322" calcext:value-type="float">
            <text:p>0,0000019045</text:p>
          </table:table-cell>
          <table:table-cell table:number-columns-repeated="2" table:style-name="ce18" office:value-type="float" office:value="0" calcext:value-type="float">
            <text:p>0,000000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14" calcext:value-type="float">
            <text:p>0,1400</text:p>
          </table:table-cell>
          <table:table-cell table:style-name="ce25" office:value-type="float" office:value="0.2397" calcext:value-type="float">
            <text:p>0,2397</text:p>
          </table:table-cell>
          <table:table-cell table:style-name="ce25" office:value-type="float" office:value="0.42" calcext:value-type="float">
            <text:p>0,4200</text:p>
          </table:table-cell>
          <table:table-cell table:style-name="ce25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abelle2" table:style-name="ta1">
        <table:table-column table:style-name="co3" table:default-cell-style-name="ce18"/>
        <table:table-column table:style-name="co2" table:number-columns-repeated="2" table:default-cell-style-name="Default"/>
        <table:table-row table:style-name="ro2">
          <table:table-cell table:style-name="Default"/>
          <table:table-cell table:number-columns-repeated="2"/>
        </table:table-row>
        <table:table-row table:style-name="ro2">
          <table:table-cell office:value-type="float" office:value="0.0000088374" calcext:value-type="float">
            <text:p>0,0000088374</text:p>
          </table:table-cell>
          <table:table-cell office:value-type="float" office:value="0.00000883743842364532" calcext:value-type="float">
            <text:p>8,83743842364532E-06</text:p>
          </table:table-cell>
          <table:table-cell table:formula="of:=[.B2]-[.A2]" office:value-type="float" office:value="0.00000000003842364532" calcext:value-type="float">
            <text:p>3,84236453198223E-11</text:p>
          </table:table-cell>
        </table:table-row>
        <table:table-row table:style-name="ro2">
          <table:table-cell office:value-type="float" office:value="0.0000088374" calcext:value-type="float">
            <text:p>0,0000088374</text:p>
          </table:table-cell>
          <table:table-cell office:value-type="float" office:value="0.00000883743842364532" calcext:value-type="float">
            <text:p>8,83743842364532E-06</text:p>
          </table:table-cell>
          <table:table-cell/>
        </table:table-row>
        <table:table-row table:style-name="ro2">
          <table:table-cell office:value-type="float" office:value="0.0000093968" calcext:value-type="float">
            <text:p>0,0000093968</text:p>
          </table:table-cell>
          <table:table-cell office:value-type="float" office:value="0.00000939679547596607" calcext:value-type="float">
            <text:p>9,39679547596607E-06</text:p>
          </table:table-cell>
          <table:table-cell/>
        </table:table-row>
        <table:table-row table:style-name="ro2">
          <table:table-cell office:value-type="float" office:value="0.0000091217" calcext:value-type="float">
            <text:p>0,0000091217</text:p>
          </table:table-cell>
          <table:table-cell office:value-type="float" office:value="0.00000912168344007319" calcext:value-type="float">
            <text:p>9,12168344007319E-06</text:p>
          </table:table-cell>
          <table:table-cell/>
        </table:table-row>
        <table:table-row table:style-name="ro2">
          <table:table-cell office:value-type="float" office:value="0.0000091217" calcext:value-type="float">
            <text:p>0,0000091217</text:p>
          </table:table-cell>
          <table:table-cell office:value-type="float" office:value="0.00000912168344007319" calcext:value-type="float">
            <text:p>9,12168344007319E-06</text:p>
          </table:table-cell>
          <table:table-cell/>
        </table:table-row>
        <table:table-row table:style-name="ro2">
          <table:table-cell office:value-type="float" office:value="0.0000091217" calcext:value-type="float">
            <text:p>0,0000091217</text:p>
          </table:table-cell>
          <table:table-cell office:value-type="float" office:value="0.00000912168344007319" calcext:value-type="float">
            <text:p>9,12168344007319E-06</text:p>
          </table:table-cell>
          <table:table-cell/>
        </table:table-row>
        <table:table-row table:style-name="ro2">
          <table:table-cell office:value-type="float" office:value="0.000009337" calcext:value-type="float">
            <text:p>0,0000093370</text:p>
          </table:table-cell>
          <table:table-cell office:value-type="float" office:value="0.00000933695448585877" calcext:value-type="float">
            <text:p>9,33695448585877E-06</text:p>
          </table:table-cell>
          <table:table-cell/>
        </table:table-row>
        <table:table-row table:style-name="ro2">
          <table:table-cell office:value-type="float" office:value="0.0000097458" calcext:value-type="float">
            <text:p>0,0000097458</text:p>
          </table:table-cell>
          <table:table-cell office:value-type="float" office:value="0.00000974584555229716" calcext:value-type="float">
            <text:p>9,74584555229716E-06</text:p>
          </table:table-cell>
          <table:table-cell/>
        </table:table-row>
        <table:table-row table:style-name="ro2">
          <table:table-cell office:value-type="float" office:value="0.000009976" calcext:value-type="float">
            <text:p>0,0000099760</text:p>
          </table:table-cell>
          <table:table-cell office:value-type="float" office:value="0.00000997598559135481" calcext:value-type="float">
            <text:p>9,97598559135481E-06</text:p>
          </table:table-cell>
          <table:table-cell/>
        </table:table-row>
        <table:table-row table:style-name="ro2">
          <table:table-cell office:value-type="float" office:value="0.0000099362" calcext:value-type="float">
            <text:p>0,0000099362</text:p>
          </table:table-cell>
          <table:table-cell office:value-type="float" office:value="0.00000993621686266693" calcext:value-type="float">
            <text:p>9,93621686266693E-06</text:p>
          </table:table-cell>
          <table:table-cell/>
        </table:table-row>
        <table:table-row table:style-name="ro2">
          <table:table-cell office:value-type="float" office:value="0.0000100727" calcext:value-type="float">
            <text:p>0,0000100727</text:p>
          </table:table-cell>
          <table:table-cell office:value-type="float" office:value="0.0000100727419680744" calcext:value-type="float">
            <text:p>1,00727419680744E-05</text:p>
          </table:table-cell>
          <table:table-cell/>
        </table:table-row>
        <table:table-row table:style-name="ro2">
          <table:table-cell office:value-type="float" office:value="0.000009978" calcext:value-type="float">
            <text:p>0,0000099780</text:p>
          </table:table-cell>
          <table:table-cell office:value-type="float" office:value="0.00000997798238590873" calcext:value-type="float">
            <text:p>9,97798238590873E-06</text:p>
          </table:table-cell>
          <table:table-cell/>
        </table:table-row>
        <table:table-row table:style-name="ro2">
          <table:table-cell office:value-type="float" office:value="0.0000098014" calcext:value-type="float">
            <text:p>0,0000098014</text:p>
          </table:table-cell>
          <table:table-cell office:value-type="float" office:value="0.00000980141565080613" calcext:value-type="float">
            <text:p>9,80141565080613E-06</text:p>
          </table:table-cell>
          <table:table-cell/>
        </table:table-row>
        <table:table-row table:style-name="ro2">
          <table:table-cell office:value-type="float" office:value="0.0000097287" calcext:value-type="float">
            <text:p>0,0000097287</text:p>
          </table:table-cell>
          <table:table-cell office:value-type="float" office:value="0.00000972872755659641" calcext:value-type="float">
            <text:p>9,72872755659641E-06</text:p>
          </table:table-cell>
          <table:table-cell/>
        </table:table-row>
        <table:table-row table:style-name="ro2">
          <table:table-cell office:value-type="float" office:value="0.0000099521" calcext:value-type="float">
            <text:p>0,0000099521</text:p>
          </table:table-cell>
          <table:table-cell office:value-type="float" office:value="0.00000995208624475943" calcext:value-type="float">
            <text:p>9,95208624475943E-06</text:p>
          </table:table-cell>
          <table:table-cell/>
        </table:table-row>
        <table:table-row table:style-name="ro2">
          <table:table-cell office:value-type="float" office:value="0.0000108867" calcext:value-type="float">
            <text:p>0,0000108867</text:p>
          </table:table-cell>
          <table:table-cell office:value-type="float" office:value="0.0000108866564752129" calcext:value-type="float">
            <text:p>1,08866564752129E-05</text:p>
          </table:table-cell>
          <table:table-cell/>
        </table:table-row>
        <table:table-row table:style-name="ro2">
          <table:table-cell office:value-type="float" office:value="0.0000096720993403182" calcext:value-type="float">
            <text:p>0,0000096721</text:p>
          </table:table-cell>
          <table:table-cell office:value-type="float" office:value="0.0000096720993403182" calcext:value-type="float">
            <text:p>9,6720993403182E-06</text:p>
          </table:table-cell>
          <table:table-cell/>
        </table:table-row>
        <table:table-row table:style-name="ro2">
          <table:table-cell office:value-type="float" office:value="0.00000950066704783686" calcext:value-type="float">
            <text:p>0,0000095007</text:p>
          </table:table-cell>
          <table:table-cell office:value-type="float" office:value="0.00000950066704783686" calcext:value-type="float">
            <text:p>9,50066704783686E-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18">
      <number:number number:decimal-places="6" number:min-decimal-places="6" number:min-integer-digits="1" number:grouping="true"/>
    </number:number-style>
    <number:number-style style:name="N117">
      <number:number number:decimal-places="7" number:min-decimal-places="7" number:min-integer-digits="1" number:grouping="true"/>
    </number:number-style>
    <number:number-style style:name="N116">
      <number:number number:decimal-places="8" number:min-decimal-places="8" number:min-integer-digits="1" number:grouping="true"/>
    </number:number-style>
    <number:number-style style:name="N115">
      <number:number number:decimal-places="9" number:min-decimal-places="9" number:min-integer-digits="1" number:grouping="true"/>
    </number:number-style>
    <number:number-style style:name="N114">
      <number:scientific-number number:decimal-places="2" number:min-decimal-places="2" number:min-integer-digits="4" number:grouping="true" number:min-exponent-digits="2" number:exponent-interval="6" number:forced-exponent-sign="true"/>
    </number:number-style>
    <number:number-style style:name="N11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10" number:min-decimal-places="10" number:min-integer-digits="1" number:grouping="true"/>
    </number:number-style>
    <number:number-style style:name="N111">
      <number:number number:decimal-places="11" number:min-decimal-places="11" number:min-integer-digits="1" number:grouping="true"/>
    </number:number-style>
    <number:number-style style:name="N110">
      <number:scientific-number number:decimal-places="5" number:min-decimal-places="5" number:min-integer-digits="1" number:min-exponent-digits="2" number:exponent-interval="3" number:forced-exponent-sign="true"/>
    </number:number-style>
    <number:number-style style:name="N109">
      <number:scientific-number number:decimal-places="4" number:min-decimal-places="4" number:min-integer-digits="3" number:min-exponent-digits="2" number:exponent-interval="3" number:forced-exponent-sign="true"/>
    </number:number-style>
    <number:number-style style:name="N108">
      <number:number number:decimal-places="12" number:min-decimal-places="12" number:min-integer-digits="1" number:grouping="true"/>
    </number:number-style>
    <number:number-style style:name="N107">
      <number:number number:decimal-places="13" number:min-decimal-places="1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2-08-12T13:29:21.046640765</meta:creation-date>
    <dc:date>2022-08-14T20:32:15.055179702</dc:date>
    <dc:creator>Thomas Arend</dc:creator>
    <meta:editing-duration>PT22H12M51S</meta:editing-duration>
    <meta:editing-cycles>10</meta:editing-cycles>
    <meta:generator>LibreOffice/7.4.0.3$Linux_X86_64 LibreOffice_project/40$Build-3</meta:generator>
    <meta:document-statistic meta:table-count="2" meta:cell-count="436" meta:object-count="0"/>
  </office:meta>
</office:document-meta>
</file>